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18cm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2.45cm" fo:min-width="3.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64cm" fo:min-width="8.57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8.5cm" svg:height="1.4cm" svg:x="2.8cm" svg:y="11.3cm">
          <text:p text:style-name="P1">床のBLOC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2.7cm" svg:x="10.8cm" svg:y="6.2cm">
          <text:p text:style-name="P1">TA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0.8cm" draw:transform="rotate (1.5707963267949) translate (12.2cm 10.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9.8cm" svg:height="4.2cm" svg:x="12.8cm" svg:y="1.2cm">
          <text:p text:style-name="P1">床が無いとどこまでも落ち続ける</text:p>
          <draw:enhanced-geometry svg:viewBox="0 0 21600 21600" draw:text-areas="800 800 20800 20800" draw:type="round-rectangular-callout" draw:modifiers="11997.7961432507 50717.0673649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P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10:47:31.501743178</meta:creation-date>
    <dc:date>2017-09-08T11:38:57.898110334</dc:date>
    <meta:editing-duration>PT9M54S</meta:editing-duration>
    <meta:editing-cycles>3</meta:editing-cycles>
    <meta:generator>LibreOffice/5.1.6.2$Linux_X86_64 LibreOffice_project/10m0$Build-2</meta:generator>
    <meta:document-statistic meta:object-count="4"/>
  </office:meta>
</office:document-meta>
</file>